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53F000000CA06E5E806021B6984.jpg" manifest:media-type="image/jpe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Nimbus Sans L" svg:font-family="'Nimbus Sans 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text-properties fo:color="#ff420e" fo:font-size="8pt" style:font-size-asian="8pt" style:font-size-complex="8pt"/>
    </style:style>
    <style:style style:name="P2" style:family="paragraph">
      <loext:graphic-properties draw:fill="none"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Nimbus Sans L"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officeooo:rsid="000a8c84"/>
    </style: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Exemple de cahier des charges : le besoin de la sociéte Stand'Art </text:h>
      <text:h text:style-name="Heading_20_2" text:outline-level="2">Contexte </text:h>
      <text:p text:style-name="Standard">La société Stand'Art possède un service qualité dont l'objectif est de définir les procédures qualité et de veiller à leur application au sein de l'entreprise. </text:p>
      <text:p text:style-name="Standard"/>
      <text:p text:style-name="Standard">Ainsi, les documents sous assurance qualité sont visés par ce service qui leur attribue un numéro unique de document, un numéro de version et diverses informations. <text:s/>Le service a aussi en charge de conserver un exemplaire papier signé par les différentes autorités. </text:p>
      <text:p text:style-name="Standard"/>
      <text:p text:style-name="Standard">Il serait très pratique de pouvoir accéder à une version électronique de ces documents sans « déranger » systématiquement les membres du service qualité. </text:p>
      <text:p text:style-name="Standard"/>
      <text:p text:style-name="Standard">En conséquence, le présent document établit le cahier des charges de ce besoin. </text:p>
      <text:p text:style-name="Standard"/>
      <text:p text:style-name="Standard">Il a été décidé de personnaliser CMS <text:span text:style-name="T1">(Content Management System)</text:span> déjà utilisé par la société pour gérer les documents sous assurance qualité. </text:p>
      <text:p text:style-name="Standard"/>
      <text:p text:style-name="Standard">En conséquence, ce cahier des charges est orienté <text:span text:style-name="T1">CMS</text:span>, dans un cas classique il serait neutre et il ne serait pas fait référence à une solution technique ni théoriquement à une quelconque solution de stockage des données (SQL ou autres). </text:p>
      <text:p text:style-name="Standard"/>
      <text:p text:style-name="Standard">Ce cahier des charges décrit le fonctionnement attendu, pour être le plus clair possible, il est rédigé au présent comme si le système répondait déjà au besoin. </text:p>
      <text:p text:style-name="Standard">Ceci permet de supprimer tout conditionnel, adverbe et adjectif risquant d'être interprétés comme « optionnel » par le prestataire. </text:p>
      <text:h text:style-name="Heading_20_2" text:outline-level="2">Objectif </text:h>
      <text:p text:style-name="Standard">L'objectif est de stocker dans CMS les documents sous assurance qualité gérés par le service Qualité (SQ) de la Société Industrielle Stand'Art. </text:p>
      <text:p text:style-name="Standard"/>
      <text:p text:style-name="Standard">Ainsi, on supplée électroniquement au processus suivant : </text:p>
      <text:p text:style-name="Standard"/>
      <text:p text:style-name="Standard">1. Un exemplaire papier de chaque document est stocké signé au service qualité ou directement au service responsable du document. </text:p>
      <text:p text:style-name="Standard">2. Les services destinataires reçoivent une copie papier du document. </text:p>
      <text:h text:style-name="Heading_20_2" text:outline-level="2">Volumes </text:h>
      <text:p text:style-name="Standard">Nombre de documents gérés dans le système qualité : 1000 </text:p>
      <text:p text:style-name="Standard"/>
      <text:p text:style-name="Standard">100 mots-clés </text:p>
      <text:p text:style-name="Standard"/>
      <text:p text:style-name="Standard"><text:soft-page-break/>100 destinataires </text:p>
      <text:p text:style-name="Standard"/>
      <text:h text:style-name="Heading_20_2" text:outline-level="2">Les États </text:h>
      <text:p text:style-name="Standard"/>
      <text:p text:style-name="Standard">Brouillon : créé par l'auteur. </text:p>
      <text:p text:style-name="Standard"/>
      <text:p text:style-name="Standard">SoumisAuSQ : l'auteur attend le visa du SQ qui attribuera le numéro unique et changera l'état du document. </text:p>
      <text:p text:style-name="Standard"/>
      <text:p text:style-name="Standard">Publié : document validé et consultable par les destinataires. </text:p>
      <text:p text:style-name="Standard"/>
      <text:p text:style-name="Standard">Archivé : document obsolète, seulement consultable par le SQ et l'auteur. </text:p>
      <text:p text:style-name="Standard"/>
      <text:h text:style-name="Heading_20_2" text:outline-level="2">Les autorisations </text:h>
      <text:p text:style-name="Standard"/>
      <text:p text:style-name="Standard">Le service qualité valide le document avant diffusion. </text:p>
      <text:p text:style-name="Standard"/>
      <text:p text:style-name="Standard">Les conteneurs possèdent une liste des services et personnes destinataires habilitées à consulter le document. </text:p>
      <text:p text:style-name="Standard"/>
      <text:p text:style-name="Standard">Les personnes du SQ peuvent mettre à jour l'ensemble des documents. </text:p>
      <text:p text:style-name="Standard"/>
      <text:p text:style-name="Standard"/>
      <text:h text:style-name="Heading_20_2" text:outline-level="2">La gestion des documents </text:h>
      <text:p text:style-name="Standard"/>
      <text:p text:style-name="Standard">Les documents sont créés dans un dossier où ils sont triés par numéro et par nom. </text:p>
      <text:p text:style-name="Standard"/>
      <text:p text:style-name="Standard">Il est possible de rechercher un document par son titre. </text:p>
      <text:p text:style-name="Standard"/>
      <text:p text:style-name="Standard">L'auteur du document crée le conteneur où sera stocké le fichier du document. </text:p>
      <text:p text:style-name="Standard"/>
      <text:p text:style-name="Standard">Ce conteneur sera complété par le service qualité afin d'en saisir le numéro unique et autre information. </text:p>
      <text:p text:style-name="Standard"/>
      <text:p text:style-name="Standard">L'auteur du document y ajoute la pièce jointe. </text:p>
      <text:p text:style-name="Standard"/>
      <text:p text:style-name="Standard">Les conteneurs sont des instances du type "DocAq" dont l'un des attributs reçoit la pièce jointe qui est sous assurance qualité. </text:p>
      <text:p text:style-name="Standard"/>
      <text:p text:style-name="Standard">Chaque document a une date d'échéance. </text:p>
      <text:p text:style-name="Standard"/>
      <text:p text:style-name="Standard">Avant cette date, l'auteur du document est alerté par courriel et par liste de modération qu'il doit <text:soft-page-break/>vérifier l'actualité du document. <text:s/>Valider le document fait évoluer la date d'échéance. </text:p>
      <text:p text:style-name="Standard"/>
      <text:p text:style-name="Standard">Les destinataires ne peuvent que consulter le document et émettre des commentaires. </text:p>
      <text:p text:style-name="Standard"/>
      <text:p text:style-name="Standard">Chaque modification du document entraîne un changement de version. </text:p>
      <text:p text:style-name="Standard"/>
      <text:p text:style-name="Standard">Les anciennes versions sont consultables. </text:p>
      <text:p text:style-name="Standard"/>
      <text:p text:style-name="Standard">Le portail prévient les destinataires par courriel et à travers la liste de modération de la disponibilité des nouvelles versions des documents. </text:p>
      <text:p text:style-name="Standard"/>
      <text:p text:style-name="Standard">Le responsable du SQ connaît à tout moment la liste des documents qui sont arrivés à échéance. </text:p>
      <text:p text:style-name="Standard"/>
      <text:h text:style-name="Heading_20_1" text:outline-level="1">Analyse et conception </text:h>
      <text:p text:style-name="Standard"/>
      <text:p text:style-name="Standard">Comme tout cahier des charges, une première étape dite de spécification permet de préciser ce qui va être réalisé. </text:p>
      <text:p text:style-name="Standard"/>
      <text:p text:style-name="Standard">Le but est de lever les imprécisions de l'expression des besoins et donc de permettre la conception. </text:p>
      <text:p text:style-name="Standard"/>
      <text:p text:style-name="Standard">Pour cela, nous réalisons des scénarios d'utilisations du futur développement. </text:p>
      <text:p text:style-name="Standard"/>
      <text:p text:style-name="Standard">Ceci a deux intérêts : </text:p>
      <text:p text:style-name="Standard"/>
      <text:p text:style-name="Standard">1. Reformuler permet de vérifier que nous avons bien compris ; </text:p>
      <text:p text:style-name="Standard"/>
      <text:p text:style-name="Standard">2. Les détails fonctionnels précisent ce qui va être livré. </text:p>
      <text:p text:style-name="Standard"/>
      <text:p text:style-name="Standard">Une fois écrits, les scénarios sont soumis au client qui les commente. <text:s/>Le prestataire tient compte des remarques et lui soumet à nouveau les scénarios corrigés, jusqu'à ce qu'ils soient stables. </text:p>
      <text:p text:style-name="Standard"/>
      <text:p text:style-name="Standard">Les navettes entre le prestataire et le client sont inévitables, car le sujet est abstrait, et le client perçoit son besoin d'un point de vue métier contrairement au prestataire qui le voit d'un point de vue technique. </text:p>
      <text:p text:style-name="Standard"/>
      <text:p text:style-name="Standard">Toutefois, et par expérience, cette étape n'est pas suffisante, car souvent le client a besoin d'être en face du système pour « préciser » son besoin. <text:s/>Il faut alors développer des parties de la solution et la soumettre au client le plus tôt possible. </text:p>
      <text:p text:style-name="Standard"/>
      <text:p text:style-name="Standard">Il devient alors inutile de vouloir détailler les scénarios dès le début puisque le besoin change tout au long de la réalisation. </text:p>
      <text:p text:style-name="Standard"/>
      <text:p text:style-name="Standard">La seule façon de gérer ces projets et d'utiliser une méthode agile comme « scrum », où les scénarios sont détaillés au fur et à mesure de leur implémentation. </text:p>
      <text:h text:style-name="Heading_20_1" text:outline-level="1"><text:soft-page-break/>Scénarios </text:h>
      <text:h text:style-name="Heading_20_2" text:outline-level="2">Dépôt d'un document sous assurance qualité </text:h>
      <text:h text:style-name="Heading_20_3" text:outline-level="3">Scénario sans délégation </text:h>
      <text:p text:style-name="Standard"/>
      <text:p text:style-name="Standard">1. Un employé de Stand'Art devant créer le document se connecte au portail et </text:p>
      <text:p text:style-name="Standard"><text:s text:c="3"/>s'authentifie. </text:p>
      <text:p text:style-name="Standard"/>
      <text:p text:style-name="Standard">2. Le portail identifie le membre comme faisant partie du service Alpha de la </text:p>
      <text:p text:style-name="Standard"><text:s text:c="3"/>société Stand'Art. </text:p>
      <text:p text:style-name="Standard"/>
      <text:p text:style-name="Standard">3. Le membre navigue jusqu'au répertoire des documents sous assurance qualité. </text:p>
      <text:p text:style-name="Standard"/>
      <text:p text:style-name="Standard">4. Il crée un conteneur de document. </text:p>
      <text:p text:style-name="Standard"/>
      <text:p text:style-name="Standard">5. Il remplit les champs d'informations. </text:p>
      <text:p text:style-name="Standard"/>
      <text:p text:style-name="Standard">6. Le membre associe à ce conteneur un auteur du document si ce n'est lui. </text:p>
      <text:p text:style-name="Standard"/>
      <text:p text:style-name="Standard">9. Il ajoute au conteneur le fichier de son document. </text:p>
      <text:p text:style-name="Standard"/>
      <text:p text:style-name="Standard">10. Et soumets le conteneur pour validation. </text:p>
      <text:p text:style-name="Standard"/>
      <text:p text:style-name="Standard">11. Le service SQ est notifié par mail et par la liste de modération. </text:p>
      <text:p text:style-name="Standard"/>
      <text:p text:style-name="Standard">12. L'un des membres du SQ vérifie et publie. </text:p>
      <text:p text:style-name="Standard"/>
      <text:p text:style-name="Standard">Remarques : </text:p>
      <text:p text:style-name="Standard"/>
      <text:p text:style-name="Standard">Nous n'avons pas parlé des cas alternatifs ou du traitement des erreurs. </text:p>
      <text:p text:style-name="Standard">Nous n'avons pas non plus précisé les préconditions et ressources liées. </text:p>
      <text:p text:style-name="Standard">Ceci afin de ne pas alourdir la formation. </text:p>
      <text:p text:style-name="Standard"/>
      <text:p text:style-name="Standard"/>
      <text:h text:style-name="Heading_20_2" text:outline-level="2">Acteurs </text:h>
      <text:p text:style-name="Standard"/>
      <text:p text:style-name="Standard">Les membres du SQ, nous proposons de les gérer à travers un groupe. </text:p>
      <text:p text:style-name="Standard"/>
      <text:p text:style-name="Standard">L'auteur du document, cela peut être n'importe quel membre du portail. </text:p>
      <text:h text:style-name="Heading_20_2" text:outline-level="2">Les données </text:h>
      <text:p text:style-name="Standard"/>
      <text:p text:style-name="Standard"><text:soft-page-break/>Nous allons créer un conteneur contenant les champs suivants : </text:p>
      <text:p text:style-name="Standard"/>
      <text:p text:style-name="Standard">Sociétés concernées : liste de groupe à sélection multiple dont les choix sont </text:p>
      <text:p text:style-name="Standard">calculés dynamiquement. </text:p>
      <text:p text:style-name="Standard"/>
      <text:p text:style-name="Standard">Services destinataires : liste de groupe à sélection multiple. </text:p>
      <text:p text:style-name="Standard"/>
      <text:p text:style-name="Standard">Fonctions destinataires : liste d'items à sélection multiple. </text:p>
      <text:p text:style-name="Standard"/>
      <text:p text:style-name="Standard">Type de document : Champ de saisie avec vérification sur la taille et la forme, </text:p>
      <text:p text:style-name="Standard">pourra être recherché. </text:p>
      <text:p text:style-name="Standard"/>
      <text:p text:style-name="Standard">N° de document : Entier avec validation sur l'unicité, pourra être recherché. </text:p>
      <text:p text:style-name="Standard"/>
      <text:p text:style-name="Standard">N° version : Entier automatique, </text:p>
      <text:p text:style-name="Standard"/>
      <text:p text:style-name="Standard">Titre : Le titre du document inférieur à 120 caractères. </text:p>
      <text:p text:style-name="Standard"/>
      <text:p text:style-name="Standard">Objet : Description inférieure à 250 caractères. </text:p>
      <text:p text:style-name="Standard"/>
      <text:p text:style-name="Standard">Mots-clés : Sélection multiple, et définition de 1000 mots clés avec fusion de 500 </text:p>
      <text:p text:style-name="Standard">à prévoir. </text:p>
      <text:p text:style-name="Standard"/>
      <text:p text:style-name="Standard">Date effet : Champ date de visibilité du document. </text:p>
      <text:p text:style-name="Standard"/>
      <text:p text:style-name="Standard">Annule : Référence vers un autre conteneur de document. </text:p>
      <text:p text:style-name="Standard"/>
      <text:p text:style-name="Standard">Auteur : Champ de sélection permettant de choisir le membre considéré comme </text:p>
      <text:p text:style-name="Standard">l'auteur du document du conteneur. </text:p>
      <text:p text:style-name="Standard"/>
      <text:p text:style-name="Standard">Date échéance : Date permettant de gérer la validation à nouveau. </text:p>
      <text:p text:style-name="Standard"/>
      <text:p text:style-name="Standard">Période de validité : Champ numérique. </text:p>
      <text:p text:style-name="Standard"/>
      <text:p text:style-name="Standard">État de validité : Booléen indiquant si le document doit être revu ou non. </text:p>
      <text:p text:style-name="Standard"/>
      <text:p text:style-name="Standard"/>
      <text:h text:style-name="Heading_20_2" text:outline-level="2">Les Vues et actions </text:h>
      <text:p text:style-name="Standard"/>
      <text:p text:style-name="Standard">Nous allons retrouver ici les informations du conteneur présentées par des vues </text:p>
      <text:p text:style-name="Standard">correspondant aux vues du cahier des charges. </text:p>
      <text:p text:style-name="Standard"/>
      <text:h text:style-name="Heading_20_3" text:outline-level="3"><text:soft-page-break/>Vue « Consultation des documents » </text:h>
      <text:p text:style-name="Standard"/>
      <text:p text:style-name="Standard">On y retrouve les champs « sociétés concernées », « Services destinataires », « </text:p>
      <text:p text:style-name="Standard">Fonctions destinataires ». </text:p>
      <text:p text:style-name="Standard"/>
      <text:h text:style-name="Heading_20_2" text:outline-level="2">Vue « Consultation du Document » </text:h>
      <text:p text:style-name="Standard"/>
      <text:p text:style-name="Standard">En plus des champs, elle ajoute automatiquement les champs suivants issus des informations concernant l'auteur : </text:p>
      <text:p text:style-name="Standard"/>
      <text:p text:style-name="Standard">Initiales auteur. </text:p>
      <text:p text:style-name="Standard"/>
      <text:p text:style-name="Standard">Fonction auteur. </text:p>
      <text:p text:style-name="Standard"/>
      <text:p text:style-name="Standard">Et permet aux personnes habilitées de valider à nouveau le document. </text:p>
      <text:p text:style-name="Standard"/>
      <text:h text:style-name="Heading_20_2" text:outline-level="2">Les États </text:h>
      <text:p text:style-name="Standard"/>
      <text:p text:style-name="Standard">Brouillon : créé par l'auteur ou par le SQ. </text:p>
      <text:p text:style-name="Standard"/>
      <text:p text:style-name="Standard">SoumisAuSQ : l'auteur attend le visa du SQ qui attribuera le numéro unique. </text:p>
      <text:p text:style-name="Standard"/>
      <text:p text:style-name="Standard">Publié : document validé et consultable par les destinataires. </text:p>
      <text:p text:style-name="Standard"/>
      <text:p text:style-name="Standard">Archivé : document obsolète, seulement consultable par le SQ et l'auteur. </text:p>
      <text:p text:style-name="Standard"/>
      <text:p text:style-name="Standard"/>
      <text:h text:style-name="Heading_20_2" text:outline-level="2">Les workflows</text:h>
      <text:p text:style-name="Standard"/>
      <text:p text:style-name="Standard">Le workflow est modélisé en utilisant le diagramme d'états transitions d'UML.</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Nimbus Sans L" svg:font-family="'Nimbus Sans 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loext:graphic-properties draw:fill="none"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Nimbus Sans L"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MP2" style:family="paragraph" style:parent-style-name="Footer">
      <style:text-properties fo:color="#ff420e" fo:font-size="8pt" style:font-size-asian="8pt" style:font-size-complex="8pt"/>
    </style:style>
    <style:style style:name="M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text:anchor-type="paragraph" draw:z-index="5" draw:style-name="Mgr1" draw:text-style-name="MP1" svg:width="6.561cm" svg:height="1.001cm" svg:x="5.001cm" svg:y="0.049cm"><draw:image xlink:href="Pictures/100000000000053F000000CA06E5E806021B6984.jpg" xlink:type="simple" xlink:show="embed" xlink:actuate="onLoad" loext:mime-type="image/jpeg"><text:p/></draw:image></draw:frame></text:p>
        <text:p text:style-name="Header"/>
      </style:header>
      <style:footer>
        <text:p text:style-name="MP2">Ecréall S.A.R.L. <text:s/>Siret : 482 <text:s/>541 984 <text:s/>RCS Lille</text:p>
        <text:p text:style-name="MP2">Parc scientifique de la Haute Borne, Bâtiment Hub Innovation, 11, rue de l'Harmonie 59650 Villeneuve d'Ascq<text:tab/></text:p>
        <text:p text:style-name="MP2">http://www.ecreall.com</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ichael Launay</meta:initial-creator>
    <meta:creation-date>2011-09-19T10:18:28</meta:creation-date>
    <dc:date>2020-10-19T11:45:24.971790585</dc:date>
    <dc:creator>Michaël Launay</dc:creator>
    <meta:editing-duration>PT2H15M58S</meta:editing-duration>
    <meta:editing-cycles>4</meta:editing-cycles>
    <meta:generator>LibreOffice/6.4.6.2$Linux_X86_64 LibreOffice_project/40$Build-2</meta:generator>
    <meta:document-statistic meta:table-count="0" meta:image-count="0" meta:object-count="0" meta:page-count="6" meta:paragraph-count="118" meta:word-count="1331" meta:character-count="8316" meta:non-whitespace-character-count="6976"/>
  </office:meta>
</office:document-meta>
</file>